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7.677cm" svg:y="4.065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677cm" svg:y1="3.565cm" svg:x2="3.677cm" svg:y2="21.565cm">
          <text:p/>
        </draw:line>
        <draw:line draw:style-name="gr2" draw:text-style-name="P1" draw:layer="layout" svg:x1="17.677cm" svg:y1="3.565cm" svg:x2="17.677cm" svg:y2="21.565cm">
          <text:p/>
        </draw:line>
        <draw:line draw:style-name="gr3" draw:text-style-name="P1" draw:layer="layout" svg:x1="3.677cm" svg:y1="4.565cm" svg:x2="7.677cm" svg:y2="4.565cm">
          <text:p/>
        </draw:line>
        <draw:line draw:style-name="gr3" draw:text-style-name="P1" draw:layer="layout" svg:x1="13.677cm" svg:y1="4.565cm" svg:x2="17.677cm" svg:y2="4.565cm">
          <text:p/>
        </draw:line>
        <draw:frame draw:style-name="gr4" draw:layer="layout" svg:width="3cm" svg:height="1.25cm" svg:x="2.677cm" svg:y="2.565cm">
          <draw:text-box>
            <text:p>Source</text:p>
          </draw:text-box>
        </draw:frame>
        <draw:frame draw:style-name="gr4" draw:layer="layout" svg:width="4cm" svg:height="1.25cm" svg:x="15.677cm" svg:y="2.565cm">
          <draw:text-box>
            <text:p>Destination</text:p>
          </draw:text-box>
        </draw:frame>
        <draw:frame draw:style-name="gr4" draw:text-style-name="P3" draw:layer="layout" svg:width="14cm" svg:height="1.25cm" svg:x="3.5cm" svg:y="1cm">
          <draw:text-box>
            <text:p text:style-name="P1"><text:span text:style-name="T2">OpenLCB CAN Datgram Protocol</text:span></text:p>
          </draw:text-box>
        </draw:frame>
        <draw:custom-shape draw:style-name="gr1" draw:text-style-name="P2" draw:layer="layout" svg:width="6cm" svg:height="1cm" svg:x="7.677cm" svg:y="6.065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77cm" svg:y1="6.565cm" svg:x2="7.677cm" svg:y2="6.565cm">
          <text:p/>
        </draw:line>
        <draw:line draw:style-name="gr3" draw:text-style-name="P1" draw:layer="layout" svg:x1="13.677cm" svg:y1="6.565cm" svg:x2="17.677cm" svg:y2="6.565cm">
          <text:p/>
        </draw:line>
        <draw:frame draw:style-name="gr4" draw:layer="layout" svg:width="1.329cm" svg:height="1.25cm" svg:x="10.177cm" svg:y="5.065cm">
          <draw:text-box>
            <text:p>...</text:p>
          </draw:text-box>
        </draw:frame>
        <draw:custom-shape draw:style-name="gr1" draw:text-style-name="P2" draw:layer="layout" svg:width="7cm" svg:height="2.5cm" svg:x="7.177cm" svg:y="15.06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16.065cm" svg:x2="14.177cm" svg:y2="16.065cm">
          <text:p/>
        </draw:line>
        <draw:line draw:style-name="gr3" draw:text-style-name="P1" draw:layer="layout" svg:x1="7.177cm" svg:y1="16.065cm" svg:x2="3.677cm" svg:y2="16.065cm">
          <text:p/>
        </draw:line>
        <draw:frame draw:style-name="gr4" draw:layer="layout" svg:width="1.329cm" svg:height="1.25cm" svg:x="10.177cm" svg:y="17.565cm">
          <draw:text-box>
            <text:p>or</text:p>
          </draw:text-box>
        </draw:frame>
        <draw:custom-shape draw:style-name="gr1" draw:text-style-name="P2" draw:layer="layout" svg:width="7cm" svg:height="1cm" svg:x="7.177cm" svg:y="20.565cm">
          <text:p text:style-name="P1"><text:span text:style-name="T1">Datagram Acknowled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21.065cm" svg:x2="14.177cm" svg:y2="21.065cm">
          <text:p/>
        </draw:line>
        <draw:line draw:style-name="gr3" draw:text-style-name="P1" draw:layer="layout" svg:x1="7.177cm" svg:y1="21.065cm" svg:x2="3.677cm" svg:y2="21.065cm">
          <text:p/>
        </draw:line>
        <draw:custom-shape draw:style-name="gr1" draw:text-style-name="P2" draw:layer="layout" svg:width="6cm" svg:height="1cm" svg:x="7.677cm" svg:y="13.565cm">
          <text:p text:style-name="P1"><text:span text:style-name="T1">Datagram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77cm" svg:y1="14.065cm" svg:x2="7.677cm" svg:y2="14.065cm">
          <text:p/>
        </draw:line>
        <draw:line draw:style-name="gr3" draw:text-style-name="P1" draw:layer="layout" svg:x1="13.677cm" svg:y1="14.065cm" svg:x2="17.677cm" svg:y2="14.065cm">
          <text:p/>
        </draw:line>
        <draw:frame draw:style-name="gr4" draw:layer="layout" svg:width="1.329cm" svg:height="1.25cm" svg:x="10.177cm" svg:y="12.565cm">
          <draw:text-box>
            <text:p>...</text:p>
          </draw:text-box>
        </draw:frame>
        <draw:custom-shape draw:style-name="gr1" draw:text-style-name="P2" draw:layer="layout" svg:width="7cm" svg:height="1.5cm" svg:x="7.177cm" svg:y="18.56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19.325cm" svg:x2="14.177cm" svg:y2="19.325cm">
          <text:p/>
        </draw:line>
        <draw:line draw:style-name="gr3" draw:text-style-name="P1" draw:layer="layout" svg:x1="7.177cm" svg:y1="19.294cm" svg:x2="3.677cm" svg:y2="19.294cm">
          <text:p/>
        </draw:line>
        <draw:custom-shape draw:style-name="gr1" draw:text-style-name="P2" draw:layer="layout" svg:width="7cm" svg:height="2.5cm" svg:x="7.177cm" svg:y="15.06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16.065cm" svg:x2="14.177cm" svg:y2="16.065cm">
          <text:p/>
        </draw:line>
        <draw:line draw:style-name="gr3" draw:text-style-name="P1" draw:layer="layout" svg:x1="7.177cm" svg:y1="16.065cm" svg:x2="3.677cm" svg:y2="16.065cm">
          <text:p/>
        </draw:line>
        <draw:frame draw:style-name="gr4" draw:layer="layout" svg:width="1.329cm" svg:height="1.25cm" svg:x="10.177cm" svg:y="17.565cm">
          <draw:text-box>
            <text:p>or</text:p>
          </draw:text-box>
        </draw:frame>
        <draw:custom-shape draw:style-name="gr1" draw:text-style-name="P2" draw:layer="layout" svg:width="7cm" svg:height="1.5cm" svg:x="7.177cm" svg:y="18.56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19.325cm" svg:x2="14.177cm" svg:y2="19.325cm">
          <text:p/>
        </draw:line>
        <draw:line draw:style-name="gr3" draw:text-style-name="P1" draw:layer="layout" svg:x1="7.177cm" svg:y1="19.294cm" svg:x2="3.677cm" svg:y2="19.294cm">
          <text:p/>
        </draw:line>
        <draw:custom-shape draw:style-name="gr1" draw:text-style-name="P2" draw:layer="layout" svg:width="7cm" svg:height="2.5cm" svg:x="7.177cm" svg:y="7.56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8.565cm" svg:x2="14.177cm" svg:y2="8.565cm">
          <text:p/>
        </draw:line>
        <draw:line draw:style-name="gr3" draw:text-style-name="P1" draw:layer="layout" svg:x1="7.177cm" svg:y1="8.565cm" svg:x2="3.677cm" svg:y2="8.565cm">
          <text:p/>
        </draw:line>
        <draw:frame draw:style-name="gr4" draw:layer="layout" svg:width="1.329cm" svg:height="1.25cm" svg:x="10.177cm" svg:y="10.065cm">
          <draw:text-box>
            <text:p>or</text:p>
          </draw:text-box>
        </draw:frame>
        <draw:custom-shape draw:style-name="gr1" draw:text-style-name="P2" draw:layer="layout" svg:width="7cm" svg:height="1.5cm" svg:x="7.177cm" svg:y="11.06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677cm" svg:y1="11.825cm" svg:x2="14.177cm" svg:y2="11.825cm">
          <text:p/>
        </draw:line>
        <draw:line draw:style-name="gr3" draw:text-style-name="P1" draw:layer="layout" svg:x1="7.177cm" svg:y1="11.794cm" svg:x2="3.677cm" svg:y2="11.794cm">
          <text:p/>
        </draw:line>
        <draw:frame draw:style-name="gr5" draw:text-style-name="P4" draw:layer="layout" svg:width="14.5cm" svg:height="2.75cm" svg:x="3.5cm" svg:y="22.065cm">
          <draw:text-box>
            <text:p text:style-name="P4"><text:span text:style-name="T4">Note: The Short-Datagram case, where the Datagram consists of only one CAN frame, is represented by the lower part of the diagra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6-28T23:28:05</meta:creation-date>
    <dc:date>2010-07-18T10:19:53</dc:date>
    <dc:creator>David Harris</dc:creator>
    <meta:editing-duration>PT00H03M13S</meta:editing-duration>
    <meta:editing-cycles>2</meta:editing-cycles>
    <meta:generator>OpenOffice.org/3.2$Unix OpenOffice.org_project/320m18$Build-9502</meta:generator>
    <meta:document-statistic meta:object-count="41"/>
  </office:meta>
</office:document-meta>
</file>